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3.502cm" fo:min-width="20.364cm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 fo:min-height="6.354cm" fo:min-width="4.58cm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13.466cm" fo:min-width="5.1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dash" draw:stroke-dash="Fine_20_Dashed" draw:fill-color="#999999" draw:textarea-horizontal-align="justify" draw:textarea-vertical-align="middle" draw:auto-grow-height="false" fo:min-height="1.36cm" fo:min-width="1.279cm"/>
    </style:style>
    <style:style style:name="gr9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55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582cm" fo:min-width="4.327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.02cm" fo:min-width="4.326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451cm" fo:min-width="4.326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767cm" fo:min-width="0.59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0.132cm" fo:min-width="4.9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.179cm" fo:min-width="5.4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16cm"/>
    </style:style>
    <style:style style:name="gr2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2.352cm" svg:height="15.24cm" svg:x="4.572cm" svg:y="3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.08cm" svg:height="6.604cm" svg:x="6.604cm" svg:y="8.228cm">
          <draw:glue-point draw:id="4" svg:x="2cm" svg:y="-5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5.698cm" svg:height="13.716cm" svg:x="14.986cm" svg:y="4.064cm">
          <draw:glue-point draw:id="4" svg:x="-5cm" svg:y="-4.268cm"/>
          <draw:glue-point draw:id="5" svg:x="5cm" svg:y="-4.268cm"/>
          <draw:glue-point draw:id="6" svg:x="5cm" svg:y="-2.804cm"/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106cm" svg:height="0.962cm" svg:x="6.45cm" svg:y="7.466cm">
          <draw:text-box>
            <text:p>algorithm</text:p>
          </draw:text-box>
        </draw:frame>
        <draw:frame draw:style-name="gr5" draw:text-style-name="P3" draw:layer="layout" svg:width="4.862cm" svg:height="0.962cm" svg:x="14.732cm" svg:y="3.102cm">
          <draw:text-box>
            <text:p>algorithm_node</text:p>
          </draw:text-box>
        </draw:frame>
        <draw:frame draw:style-name="gr6" draw:text-style-name="P3" draw:layer="layout" svg:width="5.671cm" svg:height="0.962cm" svg:x="6.779cm" svg:y="2.34cm">
          <draw:text-box>
            <text:p>iri_base_algorithm</text:p>
          </draw:text-box>
        </draw:frame>
        <draw:connector draw:style-name="gr7" draw:text-style-name="P4" draw:layer="layout" svg:x1="14.986cm" svg:y1="5.069cm" svg:x2="10.16cm" svg:y2="8.228cm" draw:start-shape="id1" draw:start-glue-point="4" draw:end-shape="id2" draw:end-glue-point="4" svg:d="M14986 5069h-4826v3159" svg:viewBox="0 0 4827 3160">
          <text:p/>
        </draw:connector>
        <draw:custom-shape draw:style-name="gr8" draw:text-style-name="P2" xml:id="id3" draw:id="id3" draw:layer="layout" svg:width="1.778cm" svg:height="3.048cm" svg:x="1.416cm" svg:y="9.9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4" draw:layer="layout" svg:x1="6.604cm" svg:y1="11.53cm" svg:x2="3.194cm" svg:y2="11.522cm" draw:start-shape="id2" draw:start-glue-point="3" draw:end-shape="id3" draw:end-glue-point="8" svg:d="M6604 11530h-1704v-8h-1706" svg:viewBox="0 0 3411 9">
          <text:p/>
        </draw:connector>
        <draw:frame draw:style-name="gr10" draw:text-style-name="P6" draw:layer="layout" svg:width="2.826cm" svg:height="1.673cm" svg:x="1.016cm" svg:y="8.233cm">
          <draw:text-box>
            <text:p text:style-name="P5">External</text:p>
            <text:p text:style-name="P5">library</text:p>
          </draw:text-box>
        </draw:frame>
        <draw:connector draw:style-name="gr7" draw:text-style-name="P4" draw:layer="layout" draw:type="line" svg:x1="20.32cm" svg:y1="5.207cm" svg:x2="27.572cm" svg:y2="5.315cm" draw:start-shape="id4" draw:start-glue-point="7" svg:d="M20320 5207l7252 108" svg:viewBox="0 0 7253 109">
          <text:p/>
        </draw:connector>
        <draw:frame draw:style-name="gr11" draw:text-style-name="P3" draw:layer="layout" svg:width="3.846cm" svg:height="0.962cm" svg:x="21.554cm" svg:y="4.318cm">
          <draw:text-box>
            <text:p>/diagnostics</text:p>
          </draw:text-box>
        </draw:frame>
        <draw:connector draw:style-name="gr7" draw:text-style-name="P4" draw:layer="layout" draw:type="line" svg:x1="27.41cm" svg:y1="7.055cm" svg:x2="20.321cm" svg:y2="7.024cm" draw:end-shape="id5" draw:end-glue-point="7" svg:d="M27410 7055l-7089-31" svg:viewBox="0 0 7090 32">
          <text:p/>
        </draw:connector>
        <draw:frame draw:style-name="gr12" draw:text-style-name="P3" draw:layer="layout" svg:width="5.455cm" svg:height="0.962cm" svg:x="21.215cm" svg:y="6.15cm">
          <draw:text-box>
            <text:p>~/set_parameters</text:p>
          </draw:text-box>
        </draw:frame>
        <draw:custom-shape draw:style-name="gr13" draw:text-style-name="P4" draw:layer="layout" svg:width="4.826cm" svg:height="2.286cm" svg:x="15.448cm" svg:y="8.858cm">
          <text:p text:style-name="P5">main thread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3" draw:text-style-name="P4" draw:layer="layout" svg:width="4.826cm" svg:height="2.286cm" svg:x="15.449cm" svg:y="11.659cm">
          <text:p text:style-name="P5">spin thread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3" draw:text-style-name="P4" draw:layer="layout" svg:width="4.826cm" svg:height="2.286cm" svg:x="15.449cm" svg:y="14.459cm">
          <text:p text:style-name="P5">user thread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4" draw:text-style-name="P4" xml:id="id4" draw:id="id4" draw:layer="layout" svg:width="4.826cm" svg:height="1.27cm" svg:x="15.494cm" svg:y="4.572cm">
          <text:p text:style-name="P5">diagnostic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4" xml:id="id5" draw:id="id5" draw:layer="layout" svg:width="4.826cm" svg:height="1.701cm" svg:x="15.495cm" svg:y="6.173cm">
          <text:p text:style-name="P5">dynamic </text:p>
          <text:p text:style-name="P5">reconfigu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4" xml:id="id6" draw:id="id6" draw:layer="layout" svg:width="1.27cm" svg:height="1.524cm" svg:x="12.7cm" svg:y="7.874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7" draw:text-style-name="P4" draw:layer="layout" svg:x1="15.495cm" svg:y1="7.024cm" svg:x2="13.335cm" svg:y2="7.874cm" draw:start-shape="id5" draw:start-glue-point="5" draw:end-shape="id6" draw:end-glue-point="4" svg:d="M15495 7024h-2160v850" svg:viewBox="0 0 2161 851">
          <text:p/>
        </draw:connector>
        <draw:frame draw:style-name="gr17" draw:text-style-name="P3" draw:layer="layout" svg:width="1.772cm" svg:height="0.962cm" svg:x="12.446cm" svg:y="9.198cm">
          <draw:text-box>
            <text:p>*.cfg</text:p>
          </draw:text-box>
        </draw:frame>
        <draw:custom-shape draw:style-name="gr18" draw:text-style-name="P7" draw:layer="layout" svg:width="6.748cm" svg:height="0.762cm" svg:x="20.684cm" svg:y="9.906cm">
          <text:p/>
          <draw:enhanced-geometry svg:viewBox="0 0 21600 21600" draw:text-areas="?f5 ?f1 ?f6 ?f3" draw:type="left-right-arrow" draw:modifiers="2361.94991850645 4727.6539973787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9" draw:text-style-name="P3" draw:layer="layout" svg:width="2.157cm" svg:height="0.962cm" svg:x="22.606cm" svg:y="9.144cm">
          <draw:text-box>
            <text:p>topics</text:p>
          </draw:text-box>
        </draw:frame>
        <draw:custom-shape draw:style-name="gr20" draw:text-style-name="P7" draw:layer="layout" svg:width="6.748cm" svg:height="0.762cm" svg:x="20.685cm" svg:y="11.607cm">
          <text:p/>
          <draw:enhanced-geometry svg:viewBox="0 0 21600 21600" draw:text-areas="?f5 ?f1 ?f6 ?f3" draw:type="left-right-arrow" draw:modifiers="2361.94991850645 4727.6539973787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3" draw:layer="layout" svg:width="2.826cm" svg:height="0.962cm" svg:x="22.407cm" svg:y="10.945cm">
          <draw:text-box>
            <text:p>services</text:p>
          </draw:text-box>
        </draw:frame>
        <draw:custom-shape draw:style-name="gr20" draw:text-style-name="P7" draw:layer="layout" svg:width="6.748cm" svg:height="0.762cm" svg:x="20.686cm" svg:y="13.208cm">
          <text:p/>
          <draw:enhanced-geometry svg:viewBox="0 0 21600 21600" draw:text-areas="?f5 ?f1 ?f6 ?f3" draw:type="left-right-arrow" draw:modifiers="2361.94991850645 4727.6539973787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2" draw:text-style-name="P3" draw:layer="layout" svg:width="2.509cm" svg:height="0.962cm" svg:x="22.608cm" svg:y="12.446cm">
          <draw:text-box>
            <text:p>actions</text:p>
          </draw:text-box>
        </draw:frame>
        <draw:frame draw:style-name="gr23" draw:text-style-name="P3" draw:layer="layout" svg:width="2.032cm" svg:height="1.016cm" svg:x="10.414cm" svg:y="4.053cm">
          <draw:text-box>
            <text:p>API</text:p>
          </draw:text-box>
        </draw:frame>
        <draw:frame draw:style-name="gr24" draw:text-style-name="P3" draw:layer="layout" svg:width="2.716cm" svg:height="0.962cm" svg:x="3.556cm" svg:y="10.414cm">
          <draw:text-box>
            <text:p>optional</text:p>
          </draw:text-box>
        </draw:frame>
        <presentation:notes draw:style-name="dp2">
          <draw:page-thumbnail draw:style-name="gr25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0T12:46:54.755164647</meta:creation-date>
    <dc:date>2020-05-21T10:17:21.980624597</dc:date>
    <meta:editing-duration>PT1H53M7S</meta:editing-duration>
    <meta:editing-cycles>9</meta:editing-cycles>
    <meta:generator>LibreOffice/5.1.6.2$Linux_X86_64 LibreOffice_project/10m0$Build-2</meta:generator>
    <meta:document-statistic meta:object-count="53"/>
  </office:meta>
</office:document-meta>
</file>